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8.797cm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1a8b7" officeooo:paragraph-rsid="0011a8b7"/>
    </style:style>
    <style:style style:name="P2" style:family="paragraph" style:parent-style-name="Standard">
      <style:paragraph-properties fo:text-align="start" style:justify-single-word="false"/>
      <style:text-properties officeooo:rsid="0011a8b7" officeooo:paragraph-rsid="0011a8b7"/>
    </style:style>
    <style:style style:name="P3" style:family="paragraph" style:parent-style-name="Standard">
      <style:paragraph-properties fo:text-align="start" style:justify-single-word="false"/>
      <style:text-properties officeooo:rsid="0011a8b7" officeooo:paragraph-rsid="00179fbe"/>
    </style:style>
    <style:style style:name="P4" style:family="paragraph" style:parent-style-name="Standard">
      <style:paragraph-properties fo:text-align="start" style:justify-single-word="false"/>
      <style:text-properties officeooo:rsid="0011a8b7" officeooo:paragraph-rsid="0019fdbc"/>
    </style:style>
    <style:style style:name="P5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120965" officeooo:paragraph-rsid="0012096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120965" officeooo:paragraph-rsid="00179fbe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120965" officeooo:paragraph-rsid="0019fdbc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a8b7" officeooo:paragraph-rsid="0011a8b7"/>
    </style:style>
    <style:style style:name="P10" style:family="paragraph" style:parent-style-name="Standard">
      <style:paragraph-properties fo:margin-left="1.251cm" fo:text-indent="0cm" style:auto-text-indent="false"/>
      <style:text-properties style:text-underline-style="solid" style:text-underline-width="auto" style:text-underline-color="font-color" officeooo:rsid="0018b128" officeooo:paragraph-rsid="0018b128"/>
    </style:style>
    <style:style style:name="P11" style:family="paragraph" style:parent-style-name="Standard">
      <style:paragraph-properties fo:margin-left="1.251cm" fo:text-indent="0cm" style:auto-text-indent="false"/>
      <style:text-properties style:text-underline-style="solid" style:text-underline-width="auto" style:text-underline-color="font-color" officeooo:rsid="0019fdbc" officeooo:paragraph-rsid="0019fdbc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a8b7" officeooo:paragraph-rsid="0011a8b7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28pt" fo:font-weight="bold" officeooo:rsid="0011a8b7" officeooo:paragraph-rsid="0011a8b7" style:font-size-asian="24.5pt" style:font-weight-asian="bold" style:font-size-complex="2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1a8b7" officeooo:paragraph-rsid="0011a8b7" style:font-size-asian="24.5pt" style:font-weight-asian="bold" style:font-size-complex="28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120965" officeooo:paragraph-rsid="00120965"/>
    </style:style>
    <style:style style:name="P16" style:family="paragraph" style:parent-style-name="Standard">
      <style:text-properties officeooo:rsid="00120965" officeooo:paragraph-rsid="00120965"/>
    </style:style>
    <style:style style:name="P17" style:family="paragraph" style:parent-style-name="Standard">
      <style:paragraph-properties fo:margin-left="1.251cm" fo:text-indent="0cm" style:auto-text-indent="false"/>
      <style:text-properties officeooo:rsid="00120965" officeooo:paragraph-rsid="00120965"/>
    </style:style>
    <style:style style:name="P18" style:family="paragraph" style:parent-style-name="Standard">
      <style:paragraph-properties fo:margin-left="2.501cm" fo:text-indent="0cm" style:auto-text-indent="false"/>
      <style:text-properties officeooo:rsid="00120965" officeooo:paragraph-rsid="00120965"/>
    </style:style>
    <style:style style:name="P19" style:family="paragraph" style:parent-style-name="Standard">
      <style:text-properties officeooo:rsid="00120965" officeooo:paragraph-rsid="00121180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20965" officeooo:paragraph-rsid="00120965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20965" officeooo:paragraph-rsid="00179fbe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79fbe" officeooo:paragraph-rsid="00179fb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9fdbc" officeooo:paragraph-rsid="0019fdbc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121180" officeooo:paragraph-rsid="00121180"/>
    </style:style>
    <style:style style:name="P25" style:family="paragraph" style:parent-style-name="Standard">
      <style:text-properties officeooo:rsid="00121180" officeooo:paragraph-rsid="0012f4a4"/>
    </style:style>
    <style:style style:name="P26" style:family="paragraph" style:parent-style-name="Standard">
      <style:text-properties officeooo:rsid="0012f4a4" officeooo:paragraph-rsid="0012f4a4"/>
    </style:style>
    <style:style style:name="P27" style:family="paragraph" style:parent-style-name="Standard">
      <style:paragraph-properties fo:margin-left="1.251cm" fo:text-indent="0cm" style:auto-text-indent="false"/>
      <style:text-properties officeooo:rsid="0012f4a4" officeooo:paragraph-rsid="0012f4a4"/>
    </style:style>
    <style:style style:name="P28" style:family="paragraph" style:parent-style-name="Standard">
      <style:paragraph-properties fo:margin-left="1.251cm" fo:text-indent="0cm" style:auto-text-indent="false"/>
      <style:text-properties officeooo:rsid="0012f4a4" officeooo:paragraph-rsid="00142de6"/>
    </style:style>
    <style:style style:name="P29" style:family="paragraph" style:parent-style-name="Standard">
      <style:text-properties officeooo:rsid="0014318c" officeooo:paragraph-rsid="0014318c"/>
    </style:style>
    <style:style style:name="P30" style:family="paragraph" style:parent-style-name="Standard">
      <style:text-properties officeooo:rsid="00160525" officeooo:paragraph-rsid="0014318c"/>
    </style:style>
    <style:style style:name="P31" style:family="paragraph" style:parent-style-name="Standard">
      <style:text-properties officeooo:rsid="00160525" officeooo:paragraph-rsid="00160525"/>
    </style:style>
    <style:style style:name="P32" style:family="paragraph" style:parent-style-name="Standard">
      <style:text-properties officeooo:rsid="00179fbe" officeooo:paragraph-rsid="00179fbe"/>
    </style:style>
    <style:style style:name="P33" style:family="paragraph" style:parent-style-name="Standard">
      <style:paragraph-properties fo:margin-left="1.251cm" fo:text-indent="0cm" style:auto-text-indent="false"/>
      <style:text-properties officeooo:rsid="00179fbe" officeooo:paragraph-rsid="00179fbe"/>
    </style:style>
    <style:style style:name="P34" style:family="paragraph" style:parent-style-name="Standard">
      <style:paragraph-properties fo:margin-left="1.251cm" fo:text-indent="0cm" style:auto-text-indent="false"/>
      <style:text-properties fo:font-weight="bold" officeooo:rsid="0018b128" officeooo:paragraph-rsid="0018b128" style:font-weight-asian="bold" style:font-weight-complex="bold"/>
    </style:style>
    <style:style style:name="P35" style:family="paragraph" style:parent-style-name="Standard">
      <style:paragraph-properties fo:margin-left="2.501cm" fo:text-indent="0cm" style:auto-text-indent="false"/>
    </style:style>
    <style:style style:name="P36" style:family="paragraph" style:parent-style-name="Standard">
      <style:text-properties officeooo:rsid="0018b128" officeooo:paragraph-rsid="0018b128"/>
    </style:style>
    <style:style style:name="P37" style:family="paragraph" style:parent-style-name="Standard">
      <style:paragraph-properties fo:margin-left="1.251cm" fo:text-indent="0cm" style:auto-text-indent="false"/>
      <style:text-properties officeooo:rsid="0018b128" officeooo:paragraph-rsid="0018b128"/>
    </style:style>
    <style:style style:name="P38" style:family="paragraph" style:parent-style-name="Standard">
      <style:paragraph-properties fo:margin-left="2.501cm" fo:text-indent="0cm" style:auto-text-indent="false"/>
      <style:text-properties officeooo:rsid="0018b128" officeooo:paragraph-rsid="0018b128"/>
    </style:style>
    <style:style style:name="P39" style:family="paragraph" style:parent-style-name="Standard">
      <style:paragraph-properties fo:margin-left="2.501cm" fo:text-indent="0cm" style:auto-text-indent="false"/>
      <style:text-properties officeooo:rsid="0018b128"/>
    </style:style>
    <style:style style:name="P40" style:family="paragraph" style:parent-style-name="Standard">
      <style:paragraph-properties fo:margin-left="1.251cm" fo:text-indent="0cm" style:auto-text-indent="false"/>
      <style:text-properties officeooo:rsid="0019fdbc" officeooo:paragraph-rsid="0019fdbc"/>
    </style:style>
    <style:style style:name="P41" style:family="paragraph" style:parent-style-name="Standard">
      <style:paragraph-properties fo:margin-left="2.501cm" fo:text-indent="0cm" style:auto-text-indent="false"/>
      <style:text-properties officeooo:rsid="0019fdbc" officeooo:paragraph-rsid="0019fdbc"/>
    </style:style>
    <style:style style:name="P42" style:family="paragraph" style:parent-style-name="Standard">
      <style:text-properties officeooo:rsid="0019fdbc" officeooo:paragraph-rsid="0019fdbc"/>
    </style:style>
    <style:style style:name="P43" style:family="paragraph" style:parent-style-name="Standard">
      <style:text-properties fo:color="#00a933" loext:opacity="100%" fo:font-size="14pt" style:text-underline-style="none" fo:font-weight="bold" officeooo:rsid="0019fdbc" officeooo:paragraph-rsid="0019fdbc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1a8b7" officeooo:paragraph-rsid="0011a8b7" style:font-size-asian="14pt" style:font-size-complex="14pt"/>
    </style:style>
    <style:style style:name="P45" style:family="paragraph" style:parent-style-name="Standard">
      <style:paragraph-properties fo:margin-left="1.251cm" fo:text-indent="0cm" style:auto-text-indent="false"/>
      <style:text-properties officeooo:rsid="0019fdbc" officeooo:paragraph-rsid="0019fdbc"/>
    </style:style>
    <style:style style:name="P46" style:family="paragraph" style:parent-style-name="Standard">
      <style:text-properties officeooo:rsid="0019fdbc" officeooo:paragraph-rsid="0019fdbc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paragraph-rsid="001d39b0"/>
    </style:style>
    <style:style style:name="P48" style:family="paragraph" style:parent-style-name="Standard">
      <style:text-properties officeooo:paragraph-rsid="001d39b0"/>
    </style:style>
    <style:style style:name="P49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120965" officeooo:paragraph-rsid="001d39b0" style:font-size-asian="10pt" style:font-size-complex="10pt"/>
    </style:style>
    <style:style style:name="P50" style:family="paragraph" style:parent-style-name="Standard">
      <style:text-properties officeooo:rsid="001d39b0" officeooo:paragraph-rsid="001d39b0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officeooo:rsid="001368ab" officeooo:paragraph-rsid="001d39b0"/>
    </style:style>
    <style:style style:name="P52" style:family="paragraph" style:parent-style-name="Standard">
      <style:paragraph-properties fo:text-align="start" style:justify-single-word="false"/>
      <style:text-properties officeooo:rsid="0011a8b7" officeooo:paragraph-rsid="001d39b0"/>
    </style:style>
    <style:style style:name="P5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d39b0" officeooo:paragraph-rsid="001d39b0" style:font-size-asian="16pt" style:font-weight-asian="bold" style:font-size-complex="16pt" style:font-weight-complex="bold"/>
    </style:style>
    <style:style style:name="T1" style:family="text">
      <style:text-properties officeooo:rsid="00120965"/>
    </style:style>
    <style:style style:name="T2" style:family="text">
      <style:text-properties officeooo:rsid="001211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1180" style:font-weight-asian="bold" style:font-weight-complex="bold"/>
    </style:style>
    <style:style style:name="T5" style:family="text">
      <style:text-properties fo:font-weight="bold" officeooo:rsid="00142de6" style:font-weight-asian="bold" style:font-weight-complex="bold"/>
    </style:style>
    <style:style style:name="T6" style:family="text">
      <style:text-properties fo:font-weight="bold" officeooo:rsid="001d39b0" style:font-weight-asian="bold" style:font-weight-complex="bold"/>
    </style:style>
    <style:style style:name="T7" style:family="text">
      <style:text-properties officeooo:rsid="0012f4a4"/>
    </style:style>
    <style:style style:name="T8" style:family="text">
      <style:text-properties officeooo:rsid="0014318c"/>
    </style:style>
    <style:style style:name="T9" style:family="text">
      <style:text-properties officeooo:rsid="00160525"/>
    </style:style>
    <style:style style:name="T10" style:family="text">
      <style:text-properties officeooo:rsid="00179fb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9fdbc"/>
    </style:style>
    <style:style style:name="T13" style:family="text">
      <style:text-properties officeooo:rsid="001b5c20"/>
    </style:style>
    <style:style style:name="T14" style:family="text">
      <style:text-properties officeooo:rsid="001d39b0"/>
    </style:style>
    <style:style style:name="T15" style:family="text">
      <style:text-properties officeooo:rsid="001ea5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Granier Mathis &amp; Eletti Arthur</text:p>
      <text:p text:style-name="P1"/>
      <text:p text:style-name="P9">G3B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/>
            <text:p text:style-name="Table_20_Contents"/>
            <text:p text:style-name="Table_20_Contents"/>
            <text:p text:style-name="P13">Situation d’Apprentissage</text:p>
            <text:p text:style-name="P13"><text:s/>et </text:p>
            <text:p text:style-name="P13">d’Évaluation</text:p>
            <text:p text:style-name="P13"/>
            <text:p text:style-name="P14">S2.03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024/25<text:tab/><text:tab/><text:tab/><text:tab/><text:tab/> <text:s text:c="6"/>1 <text:s text:c="58"/><text:span text:style-name="T1">BUT 1 INFO</text:span></text:p>
      <text:p text:style-name="P8"><text:soft-page-break/>Sommaire</text:p>
      <text:p text:style-name="P2"/>
      <text:p text:style-name="P12">Sommaire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><text:soft-page-break/></text:p>
      <text:p text:style-name="P5">Définitions des sous-plages et attribution des adresses IP</text:p>
      <text:p text:style-name="P5"/>
      <text:p text:style-name="P20">Définition des sous-plages pour chaque réseaux</text:p>
      <text:p text:style-name="P15"/>
      <text:p text:style-name="Standard"/>
      <text:p text:style-name="P19"><text:tab/>Avant toutes configuration, il est nécessaire de définir les plages et sous plages d’adresses IP pour chacun des réseaux (Zone serveurs, Zone personnel, Zone clients). Voici l’adresse réseau </text:p>
      <text:p text:style-name="P19">qui nous a été donné : <text:span text:style-name="T3">172.18.160.0/21</text:span> cette adresse correspond à <text:span text:style-name="T3">2046 adresses utilisable</text:span> mais ce n’est pas tout ! Nous devons également répondre à des exigences de plage d’adresse dans chaque sous-réseaux. Pour la <text:span text:style-name="T3">zone serveur</text:span> il y doit y avoir <text:span text:style-name="T3">140</text:span> adresses disponible. Pour la <text:span text:style-name="T3">zone personnel 500</text:span> adresses et pour la <text:span text:style-name="T3">zone clients</text:span> <text:span text:style-name="T3">350</text:span> adresses minimum. En prenant tout ces facteurs, voici donc le découpage de l’adresse réseaux pour chacun des sous réseaux :</text:p>
      <text:p text:style-name="P16"/>
      <text:p text:style-name="P16"><text:tab/>- <text:span text:style-name="T4">Zone serveur </text:span><text:span text:style-name="T2">: Petite subtilité pour ce sous-réseau là car il y a </text:span><text:span text:style-name="T4">un autre sous réseau</text:span><text:span text:style-name="T2">. Il faut donc </text:span><text:span text:style-name="T4">diviser la sous-plage en deux :</text:span></text:p>
      <text:p text:style-name="P18">- 1<text:span text:style-name="T2">72.18.166.0/25 – masque 255.255.255.128</text:span></text:p>
      <text:p text:style-name="P18">- <text:span text:style-name="T2">172.18.166.128/25 – masque 255.255.255.128</text:span></text:p>
      <text:p text:style-name="P16"><text:tab/>- <text:span text:style-name="T4">Zone client </text:span><text:span text:style-name="T2">: 172.18.164.0/23 – masque 255.255.254.0</text:span></text:p>
      <text:p text:style-name="P17">- <text:span text:style-name="T4">Zone personnel </text:span><text:span text:style-name="T2">: 172.18.160.0/22 – masque 255.255.252.0</text:span></text:p>
      <text:p text:style-name="P17"/>
      <text:p text:style-name="P24"><text:tab/>La <text:span text:style-name="T3">zone serveur</text:span> possède <text:span text:style-name="T3">deux fois 126 adresses</text:span>. Les adresses allant de 1<text:span text:style-name="T3">72.18.166.1 à 172.18.166.126</text:span> avec le broadcast <text:s/><text:span text:style-name="T3">172.18.166.127</text:span>. Pour l’autre sous réseau les adresses vont de </text:p>
      <text:p text:style-name="P24"><text:span text:style-name="T3">172.18.166.129</text:span> à <text:span text:style-name="T3">172.18.166.254</text:span> avec un broadcast à <text:s/><text:span text:style-name="T3">172.18.166.255</text:span>.</text:p>
      <text:p text:style-name="P24"><text:tab/>La <text:span text:style-name="T3">zone client</text:span> possède<text:span text:style-name="T3"> 510 adresses</text:span> allant de <text:span text:style-name="T3">172.18.164.1</text:span> à <text:span text:style-name="T3">172.18.165.254</text:span> avec un broadcast <text:span text:style-name="T3">172.18.165.255</text:span></text:p>
      <text:p text:style-name="P25"><text:tab/>La <text:span text:style-name="T3">zone personnel</text:span> possède <text:span text:style-name="T3">1022 adresses</text:span> ré<text:span text:style-name="T7">seaux disponibles qui vont de </text:span></text:p>
      <text:p text:style-name="P26"><text:span text:style-name="T3">172.18.160.1</text:span> à <text:span text:style-name="T3">172.18.163.254</text:span> sont broadcast : <text:span text:style-name="T3">172.18.163.255</text:span></text:p>
      <text:p text:style-name="P25"/>
      <text:p text:style-name="P26">De plus dans cette configuration il faut également donner des adresses <text:span text:style-name="T8">réseaux </text:span><text:span text:style-name="T10">pour </text:span>:</text:p>
      <text:p text:style-name="P27">-<text:span text:style-name="T3"> R ↔ <text:s/>RS</text:span></text:p>
      <text:p text:style-name="P27">- <text:span text:style-name="T3">R ↔ <text:s/>RP</text:span></text:p>
      <text:p text:style-name="P27">- <text:span text:style-name="T3">R ↔ RC</text:span></text:p>
      <text:p text:style-name="P26">Ces réseaux là sont en CIDR /28 avec respectivement leur adresse réseau :</text:p>
      <text:p text:style-name="P27">- <text:span text:style-name="T3">172.18.167.0/28</text:span></text:p>
      <text:p text:style-name="P27">- <text:span text:style-name="T3">172.18.167.16/28</text:span></text:p>
      <text:p text:style-name="P28">- <text:span text:style-name="T3">172.18.167.3</text:span><text:span text:style-name="T5">2</text:span><text:span text:style-name="T3">/28</text:span></text:p>
      <text:p text:style-name="P27"/>
      <text:p text:style-name="P22">Attribution des adresses IP</text:p>
      <text:p text:style-name="P29"/>
      <text:p text:style-name="P29">Maintenant que l’ensemble des sous-plages ont été définies, passons maintenant à l’attribution des adresses pour chaque machine.</text:p>
      <text:p text:style-name="P29"/>
      <text:p text:style-name="P29"><text:s/><text:span text:style-name="T9">Pour l’attribution des adresses IP, voir la figure 1 du rapport.</text:span></text:p>
      <text:p text:style-name="P30"><text:s/>Pour le fichier lab.conf, voir la partie glossaire du rapport.</text:p>
      <text:p text:style-name="P30"/>
      <text:p text:style-name="P31">Voici donc notre topologie pour notre réseau. Maintenant nous allons définir les différentes routes pour que chaque machine de n’importe quel sous réseau.</text:p>
      <text:p text:style-name="P31"/>
      <text:p text:style-name="P31"/>
      <text:p text:style-name="P31"/>
      <text:p text:style-name="P3">2024/25<text:tab/><text:tab/><text:tab/><text:tab/><text:tab/> <text:s text:c="6"/><text:span text:style-name="T12">3</text:span> <text:s text:c="58"/><text:span text:style-name="T1">BUT 1 INFO</text:span></text:p>
      <text:p text:style-name="P6"><text:soft-page-break/>Définitions <text:span text:style-name="T10">des routes</text:span></text:p>
      <text:p text:style-name="P6"/>
      <text:p text:style-name="P21">Définition des <text:span text:style-name="T10">différentes routes nécessaire</text:span></text:p>
      <text:p text:style-name="P21"/>
      <text:p text:style-name="P32">Après avoir attentivement analysé notre topologie voici la définition des routes pour :</text:p>
      <text:p text:style-name="P33"><text:span text:style-name="T11">Le routeur R :</text:span> <text:span text:style-name="T3">Le routeur reliant le lab katharà à notre VM</text:span> (qui elle-même est relié à internet) va permettre à notre réseau d’<text:span text:style-name="T3">accéder au réseau public</text:span>. Cela sera notamment utile pour l’installation des différents services que nous ferons un peu plus tard. En conséquence <text:span text:style-name="T3">R possède déjà sa route par défaut</text:span> qui n’a pas besoin d’être écrite puisqu’elle déjà sous entendue avec le « [bridged]=true ». De plus R est la seule possibilités pour tous les sous réseaux de pouvoir communiquer entre-eux, donc <text:span text:style-name="T3">R doit avoir une route spécifique vers chaque sous-réseaux :</text:span></text:p>
      <text:p text:style-name="P35">- <text:span text:style-name="T10">Serveur 1 et Serveur 2 par RS</text:span></text:p>
      <text:p text:style-name="P35">- <text:span text:style-name="T10">Client par RC</text:span></text:p>
      <text:p text:style-name="P35">- <text:span text:style-name="T10">Personnel par RP</text:span></text:p>
      <text:p text:style-name="P39"/>
      <text:p text:style-name="P37"><text:span text:style-name="T11">Le routeur RS</text:span> : Il <text:span text:style-name="T3">une route par défaut</text:span> et <text:span text:style-name="T3">une route spécifique</text:span> car RS est<text:span text:style-name="T3"> rélié à la zone serveur 1</text:span> du fait qu’<text:span text:style-name="T3">une interface</text:span> du routeur soit <text:span text:style-name="T3">dans ce réseau</text:span> Mais le routeur n’est <text:span text:style-name="T3">pas relié à la zone serveur 2. </text:span></text:p>
      <text:p text:style-name="P34">Sa route par défaut :</text:p>
      <text:p text:style-name="P38">- défaut par R</text:p>
      <text:p text:style-name="P34">Sa route spécifique :</text:p>
      <text:p text:style-name="P38">- serveur 2 par RD</text:p>
      <text:p text:style-name="P38"/>
      <text:p text:style-name="P36">Désormais RC et RP les routeurs reliant R à leur sous réseau respectif ayant uniquement une route par défaut vers R :</text:p>
      <text:p text:style-name="P10">La route par défaut routeurs RC et RP :</text:p>
      <text:p text:style-name="P38">- défaut par R</text:p>
      <text:p text:style-name="P38"/>
      <text:p text:style-name="P36">Enfin RD, le routeur reliant serveur 2 au reste du réseau possède une route par défaut :</text:p>
      <text:p text:style-name="P10">La route par défaut du routeur RD :</text:p>
      <text:p text:style-name="P38">- défaut par RS</text:p>
      <text:p text:style-name="P38"/>
      <text:p text:style-name="P36">Voilà pour les routeurs. Maintenant pour chaque machine (ou serveurs) l’idée sera la même, ne possédant qu’une interface, il n’auront qu’une route par défaut :</text:p>
      <text:p text:style-name="P10">Les serveur des zones serveurs :</text:p>
      <text:p text:style-name="P38">- défaut par RS (pour la zone serveur 1)</text:p>
      <text:p text:style-name="P38">- défaut par RD (pour la zone serveur 2)</text:p>
      <text:p text:style-name="P38"/>
      <text:p text:style-name="P11">Les machines de la zone client :</text:p>
      <text:p text:style-name="P41">- défaut par RC</text:p>
      <text:p text:style-name="P41"/>
      <text:p text:style-name="P11">Les machines de la zone personnel :</text:p>
      <text:p text:style-name="P41">- défaut par RP</text:p>
      <text:p text:style-name="P41"/>
      <text:p text:style-name="Standard"/>
      <text:p text:style-name="P42">Nous avons maintenant un réseau capable de communiquer avec n’importe quel sous-réseaux. Mais pas encore sur internet. Pour cela sur le routeur R on ajoute la commande :</text:p>
      <text:p text:style-name="P40">ip tables… masquerades</text:p>
      <text:p text:style-name="P42">Grâce à cela notre réseau peut désormais pinger internet !</text:p>
      <text:p text:style-name="P4"/>
      <text:p text:style-name="P4">2024/25<text:tab/><text:tab/><text:tab/><text:tab/><text:tab/> <text:s text:c="6"/><text:span text:style-name="T12">4</text:span> <text:s text:c="58"/><text:span text:style-name="T1">BUT 1 INFO</text:span></text:p>
      <text:p text:style-name="P7"><text:soft-page-break/><text:span text:style-name="T12">captures d’écrans &amp; configuration du serveur DHCP</text:span></text:p>
      <text:p text:style-name="P7"/>
      <text:p text:style-name="P23">Quelques capture d’écran</text:p>
      <text:p text:style-name="P23"/>
      <text:p text:style-name="P42">Voici quelques captures d’écran représentant certaines étapes de la mise en place du réseau :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3">Configuration du serveur DHCP</text:p>
      <text:p text:style-name="P42"/>
      <text:p text:style-name="P42">Maintenant nous allons configurer le serveur DHCP du réseau. Pour rappel le routeur hébergera le serveur DHCP. Nous allons décomposer ce travail en X étapes :</text:p>
      <text:p text:style-name="P40"/>
      <text:p text:style-name="P43">I. Installation du serveur DHCP via apt install :</text:p>
      <text:p text:style-name="P40">Tout d’abord il faut installer le serveur D<text:span text:style-name="T13">H</text:span>CP sur le routeur. Pour ce faire nous utilisons apt.</text:p>
      <text:p text:style-name="P41">- apt update : Cette commande sert à</text:p>
      <text:p text:style-name="P41">- apt ugrade : Cette commande sert à</text:p>
      <text:p text:style-name="P41">- apt install --- : Cette commande sert à</text:p>
      <text:p text:style-name="P41"/>
      <text:p text:style-name="P43">II. Configuration du fichier /etc/dhcp/dhcpd.conf :</text:p>
      <text:p text:style-name="P40">Maintenant que le serveur DHCP est installé, nous devons configurer le fichier /etc/dhcp/dhcpd.conf afin que le serveur soit fonctionnel sur le réseau. Le fichier se présente comme ceci :</text:p>
      <text:p text:style-name="P40"/>
      <text:p text:style-name="P47">subnet 172.18.164.0 netmask 255.255.254.0 {<text:line-break/>  range 172.18.164.1 172.18.164.175;<text:line-break/>  option domain-name-servers 8.8.8.8;<text:line-break/>  option routers 172.18.165.254;<text:line-break/>  default-lease-time 1000;<text:line-break/>  max-lease-time 8000;<text:line-break/>}</text:p>
      <text:p text:style-name="P52">2024/25<text:tab/><text:tab/><text:tab/><text:tab/><text:tab/> <text:s text:c="6"/><text:span text:style-name="T15">5</text:span> <text:s text:c="58"/><text:span text:style-name="T1">BUT 1 INFO</text:span></text:p>
      <text:p text:style-name="P49"><text:soft-page-break/><text:span text:style-name="T12">configuration du serveur DHCP </text:span><text:span text:style-name="T14">&amp; attribution dynamique d’adresses IP</text:span></text:p>
      <text:p text:style-name="P50"/>
      <text:p text:style-name="P50">Une fois le fichier configuré, il faut configurer un autre fichier qui est /etc/default/isc-dhcp-server</text:p>
      <text:p text:style-name="P50">et voici ce qu’il doit y avoir :</text:p>
      <text:p text:style-name="P51"/>
      <text:p text:style-name="P51">INTERFACESv4="eth1"<text:line-break/>INTERFACESv6=""</text:p>
      <text:p text:style-name="P51"/>
      <text:p text:style-name="P48"><text:span text:style-name="T14">Cette configuration permet de donner l’interface d’écoute du serveur DHCP.</text:span></text:p>
      <text:p text:style-name="Standard">Pour s’assurer que la configuration de <text:span text:style-name="T3">/etc/dhcp/dhcpd.conf</text:span>, <text:span text:style-name="T14">on effectue la commande </text:span><text:span text:style-name="T6">dhcp -t</text:span><text:span text:style-name="T14">. Si rien ne se passe alors tout est bon et on démarre le serveur avec la commande </text:span></text:p>
      <text:p text:style-name="P50"><text:span text:style-name="T3">systemctl start isc-dhcp-server.</text:span> Pour s’assurer que le serveur DHCP est à l’écoute, il faut taper la commande <text:span text:style-name="T3">netstate -tuln.</text:span> Si cette commande retourne que le serveur est à l’écoute alors nous pouvons enfin attribuer les adresses IP de manière dynamique.</text:p>
      <text:p text:style-name="P50"/>
      <text:p text:style-name="P53">Attribution dynamique d’adresses IP</text:p>
      <text:p text:style-name="P50"/>
      <text:p text:style-name="P50">Maintenant que notre serveur DHCP est à l’écoute, dirigeons nous sur les machines PCC et PCD.</text:p>
      <text:p text:style-name="P50">Avant d’effectuer l’attribution dynamique, il faut d’abord configurer leur fichier <text:span text:style-name="T3">/etc/network/interfaces</text:span>. Pourquoi ? Car il faut préciser que leur eth0 doit recevoir une adresse IP de manière dynamique. Voici donc son contenu : </text:p>
      <text:p text:style-name="P40"/>
      <text:p text:style-name="P48"><text:s/>auto lo<text:line-break/>iface lo inet loopback<text:line-break/><text:line-break/>auto eth0<text:line-break/>iface eth0 inet dhcp </text:p>
      <text:p text:style-name="P48"/>
      <text:p text:style-name="Standard"><text:span text:style-name="T14">Voilà nos deux machines peuvent désormais recevoir leur adresses IP via le serveur DHCP. Pour cela il faut taper la commande </text:span><text:span text:style-name="T6">dhclient. </text:span><text:span text:style-name="T14">PCC et PCD ont donc reçu une adresse IP de manière dynamique grâce au serveur DHCP. Pour être bien sûr que l’attribution a eu lieu il faut simplement taper la commande </text:span><text:span text:style-name="T6">ip address show</text:span><text:span text:style-name="T14">. Ou bien ping d’autre machine du réseau ou bien le DNS google par exemple (</text:span><text:span text:style-name="T6">ping 8.8.8.8</text:span><text:span text:style-name="T14">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is Granier</meta:initial-creator>
    <meta:creation-date>2025-04-03T10:49:42.558000000</meta:creation-date>
    <dc:date>2025-05-22T20:29:41.536000000</dc:date>
    <dc:creator>Mathis Granier</dc:creator>
    <meta:editing-duration>PT7H36M29S</meta:editing-duration>
    <meta:editing-cycles>13</meta:editing-cycles>
    <meta:generator>LibreOffice/7.6.3.2$Windows_X86_64 LibreOffice_project/29d686fea9f6705b262d369fede658f824154cc0</meta:generator>
    <meta:document-statistic meta:table-count="1" meta:image-count="0" meta:object-count="0" meta:page-count="6" meta:paragraph-count="94" meta:word-count="1158" meta:character-count="7319" meta:non-whitespace-character-count="5939"/>
  </office:meta>
</office:document-meta>
</file>